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105.19pt"/>
    </style:style>
    <style:style style:name="co8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Open Sans"/>
    </style:style>
    <style:style style:name="ce3" style:family="table-cell" style:parent-style-name="Default">
      <style:table-cell-properties fo:background-color="#c06616"/>
      <style:text-properties style:font-name="Open Sans"/>
    </style:style>
    <style:style style:name="ce5" style:family="table-cell" style:parent-style-name="Default" style:data-style-name="N61">
      <style:text-properties style:font-name="Open Sans"/>
    </style:style>
    <style:style style:name="ce7" style:family="table-cell" style:parent-style-name="Default" style:data-style-name="N61">
      <style:table-cell-properties fo:background-color="#c06616"/>
      <style:text-properties style:font-name="Open Sans"/>
    </style:style>
    <style:style style:name="ce6" style:family="table-cell" style:parent-style-name="Default" style:data-style-name="N0">
      <style:text-properties style:font-name="Open Sans"/>
    </style:style>
    <style:style style:name="ce9" style:family="table-cell" style:parent-style-name="Default" style:data-style-name="N0">
      <style:table-cell-properties fo:background-color="#c06616"/>
      <style:text-properties style:font-name="Ope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36.58pt" svg:y="491.67pt">
            <draw:object draw:notify-on-update-of-ranges="Sheet1.B18:Sheet1.B24 Sheet1.E7:Sheet1.E7 Sheet1.E8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11.94pt" svg:y="614.24pt">
            <draw:object draw:notify-on-update-of-ranges="Sheet1.B17:Sheet1.B24 Sheet1.F7:Sheet1.F7 Sheet1.F7:Sheet1.F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67.27pt" svg:y="332.05pt">
            <draw:object draw:notify-on-update-of-ranges="Sheet1.B18:Sheet1.B24 Sheet1.I7:Sheet1.I7 Sheet1.I8:Sheet1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32pt" svg:height="288pt" svg:x="1458.54pt" svg:y="341.06pt">
            <draw:object draw:notify-on-update-of-ranges="Sheet1.B8:Sheet1.B13 Sheet1.J8:Sheet1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  <svg:title>Total pressure drop at 2.4 seconds</svg:title>
          </draw:frame>
          <draw:frame draw:z-index="4" draw:style-name="gr1" draw:text-style-name="P1" svg:width="432pt" svg:height="288pt" svg:x="1450.74pt" svg:y="25.63pt">
            <draw:object draw:notify-on-update-of-ranges="Sheet1.B8:Sheet1.B13 Sheet1.C8:Sheet1.C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  <svg:title>Total pressure drop at 2.4 seconds</svg:title>
          </draw:frame>
          <draw:frame draw:z-index="5" draw:style-name="gr1" draw:text-style-name="P1" svg:width="432pt" svg:height="288pt" svg:x="996.26pt" svg:y="342.62pt">
            <draw:object draw:notify-on-update-of-ranges="Sheet1.B8:Sheet1.B13 Sheet1.G18:Sheet1.G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Total pressure drop at 2.4 seconds</svg:title>
          </draw:frame>
          <draw:frame draw:z-index="6" draw:style-name="gr1" draw:text-style-name="P1" svg:width="432pt" svg:height="288pt" svg:x="999.35pt" svg:y="27.81pt">
            <draw:object draw:notify-on-update-of-ranges="Sheet1.B8:Sheet1.B13 Sheet1.I8:Sheet1.I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  <svg:title>Total pressure drop at 2.4 seconds</svg:title>
          </draw:frame>
          <draw:frame draw:z-index="7" draw:style-name="gr1" draw:text-style-name="P1" svg:width="431.94pt" svg:height="288.37pt" svg:x="0pt" svg:y="1142.22pt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32pt" svg:height="288pt" svg:x="1001.65pt" svg:y="649.79pt">
            <draw:object draw:notify-on-update-of-ranges="Sheet1.I17:Sheet1.I17 Sheet1.I18:Sheet1.I23 Sheet1.J17:Sheet1.J17 Sheet1.J18:Sheet1.J23 Sheet1.I17:Sheet1.I17 Sheet1.I18:Sheet1.I23 Sheet1.K17:Sheet1.K17 Sheet1.K18:Sheet1.K2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ell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 (*1000)</text:p>
          </table:table-cell>
          <table:table-cell office:value-type="string" calcext:value-type="string">
            <text:p>total p out</text:p>
          </table:table-cell>
          <table:table-cell office:value-type="string" calcext:value-type="string">
            <text:p>total p in</text:p>
          </table:table-cell>
          <table:table-cell office:value-type="string" calcext:value-type="string">
            <text:p>total p in 2.4</text:p>
          </table:table-cell>
          <table:table-cell office:value-type="string" calcext:value-type="string">
            <text:p>total p drop</text:p>
          </table:table-cell>
          <table:table-cell office:value-type="string" calcext:value-type="string">
            <text:p>total p drop 2.4</text:p>
          </table:table-cell>
          <table:table-cell office:value-type="string" calcext:value-type="string">
            <text:p>percentage diff p o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ltaPtot id</text:p>
          </table:table-cell>
          <table:table-cell office:value-type="string" calcext:value-type="string">
            <text:p>p drop losses</text:p>
          </table:table-cell>
          <table:table-cell office:value-type="string" calcext:value-type="string">
            <text:p>eta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96" calcext:value-type="float">
            <text:p>9696</text:p>
          </table:table-cell>
          <table:table-cell table:style-name="Default" office:value-type="float" office:value="4.55343110943" calcext:value-type="float">
            <text:p>4.55343110943</text:p>
          </table:table-cell>
          <table:table-cell office:value-type="float" office:value="0.00201765159635" calcext:value-type="float">
            <text:p>0.00201765159635</text:p>
          </table:table-cell>
          <table:table-cell table:formula="of:=[.D8]*1000" office:value-type="float" office:value="2.01765159635" calcext:value-type="float">
            <text:p>2.01765159635</text:p>
          </table:table-cell>
          <table:table-cell table:style-name="ce5" office:value-type="float" office:value="0.4717739" calcext:value-type="float">
            <text:p>4.72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25665" calcext:value-type="float">
            <text:p>6.53E-01</text:p>
          </table:table-cell>
          <table:table-cell table:style-name="ce6" table:formula="of:=([.G8]-[.F8])*1000" office:value-type="float" office:value="128.2261" calcext:value-type="float">
            <text:p>128.2261</text:p>
          </table:table-cell>
          <table:table-cell table:style-name="ce5" table:formula="of:=([.H8]-[.F8])*1000" office:value-type="float" office:value="180.7926" calcext:value-type="float">
            <text:p>1.81E+02</text:p>
          </table:table-cell>
          <table:table-cell table:formula="of:=([.F8]-[.F9])*100/[.F8]" office:value-type="float" office:value="1.02307482461408" calcext:value-type="float">
            <text:p>1.02307482461408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8]/[.L8]-100)/1000" office:value-type="float" office:value="-0.214985634076515" calcext:value-type="float">
            <text:p>-0.214985634076515</text:p>
          </table:table-cell>
          <table:table-cell table:formula="of:=[.I8]-[.M8]" office:value-type="float" office:value="128.441085634077" calcext:value-type="float">
            <text:p>128.441085634077</text:p>
          </table:table-cell>
          <table:table-cell table:formula="of:=[.M8]/[.I8]" office:value-type="float" office:value="-0.00167661368533017" calcext:value-type="float">
            <text:p>-0.00167661368533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21" calcext:value-type="float">
            <text:p>24021</text:p>
          </table:table-cell>
          <table:table-cell table:style-name="Default" office:value-type="float" office:value="4.84322177847" calcext:value-type="float">
            <text:p>4.84322177847</text:p>
          </table:table-cell>
          <table:table-cell office:value-type="float" office:value="0.00195454266362" calcext:value-type="float">
            <text:p>0.00195454266362</text:p>
          </table:table-cell>
          <table:table-cell table:formula="of:=[.D9]*1000" office:value-type="float" office:value="1.95454266362" calcext:value-type="float">
            <text:p>1.95454266362</text:p>
          </table:table-cell>
          <table:table-cell table:style-name="ce5" office:value-type="float" office:value="0.4669473" calcext:value-type="float">
            <text:p>4.67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68695" calcext:value-type="float">
            <text:p>6.47E-01</text:p>
          </table:table-cell>
          <table:table-cell table:style-name="ce6" table:formula="of:=([.G9]-[.F9])*1000" office:value-type="float" office:value="133.0527" calcext:value-type="float">
            <text:p>133.0527</text:p>
          </table:table-cell>
          <table:table-cell table:style-name="ce5" table:formula="of:=([.H9]-[.F9])*1000" office:value-type="float" office:value="179.9222" calcext:value-type="float">
            <text:p>1.80E+02</text:p>
          </table:table-cell>
          <table:table-cell table:formula="of:=([.F9]-[.F10])*100/[.F9]" office:value-type="float" office:value="-1.71042856442258" calcext:value-type="float">
            <text:p>-1.71042856442258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9]/[.L9]-100000)/1000/1000" office:value-type="float" office:value="-0.100122303580264" calcext:value-type="float">
            <text:p>-0.100122303580264</text:p>
          </table:table-cell>
          <table:table-cell table:formula="of:=[.I9]-[.M9]" office:value-type="float" office:value="133.15282230358" calcext:value-type="float">
            <text:p>133.15282230358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508" calcext:value-type="float">
            <text:p>42508</text:p>
          </table:table-cell>
          <table:table-cell table:style-name="Default"/>
          <table:table-cell office:value-type="float" office:value="0.00193658190446" calcext:value-type="float">
            <text:p>0.00193658190446</text:p>
          </table:table-cell>
          <table:table-cell table:formula="of:=[.D10]*1000" office:value-type="float" office:value="1.93658190446" calcext:value-type="float">
            <text:p>1.93658190446</text:p>
          </table:table-cell>
          <table:table-cell table:style-name="ce5" office:value-type="float" office:value="0.4749341" calcext:value-type="float">
            <text:p>4.75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80844" calcext:value-type="float">
            <text:p>6.48E-01</text:p>
          </table:table-cell>
          <table:table-cell table:style-name="ce6" table:formula="of:=([.G10]-[.F10])*1000" office:value-type="float" office:value="125.0659" calcext:value-type="float">
            <text:p>125.0659</text:p>
          </table:table-cell>
          <table:table-cell table:style-name="ce5" table:formula="of:=([.H10]-[.F10])*1000" office:value-type="float" office:value="173.1503" calcext:value-type="float">
            <text:p>1.73E+02</text:p>
          </table:table-cell>
          <table:table-cell table:formula="of:=([.F10]-[.F11])*100/[.F10]" office:value-type="float" office:value="-1.20115611829094" calcext:value-type="float">
            <text:p>-1.20115611829094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0]/[.L10]-100000)/1000/1000" office:value-type="float" office:value="-0.1" calcext:value-type="float">
            <text:p>-0.1</text:p>
          </table:table-cell>
          <table:table-cell table:formula="of:=[.I10]-[.M10]" office:value-type="float" office:value="125.1659" calcext:value-type="float">
            <text:p>125.1659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293" calcext:value-type="float">
            <text:p>64293</text:p>
          </table:table-cell>
          <table:table-cell table:style-name="Default" office:value-type="float" office:value="4.97423296434" calcext:value-type="float">
            <text:p>4.97423296434</text:p>
          </table:table-cell>
          <table:table-cell office:value-type="float" office:value="0.00191806772909" calcext:value-type="float">
            <text:p>0.00191806772909</text:p>
          </table:table-cell>
          <table:table-cell table:formula="of:=[.D11]*1000" office:value-type="float" office:value="1.91806772909" calcext:value-type="float">
            <text:p>1.91806772909</text:p>
          </table:table-cell>
          <table:table-cell table:style-name="ce5" office:value-type="float" office:value="0.4806388" calcext:value-type="float">
            <text:p>4.81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17402" calcext:value-type="float">
            <text:p>6.52E-01</text:p>
          </table:table-cell>
          <table:table-cell table:style-name="ce6" table:formula="of:=([.G11]-[.F11])*1000" office:value-type="float" office:value="119.3612" calcext:value-type="float">
            <text:p>119.3612</text:p>
          </table:table-cell>
          <table:table-cell table:style-name="ce5" table:formula="of:=([.H11]-[.F11])*1000" office:value-type="float" office:value="171.1014" calcext:value-type="float">
            <text:p>1.71E+02</text:p>
          </table:table-cell>
          <table:table-cell table:formula="of:=([.F11]-[.F12])*100/[.F11]" office:value-type="float" office:value="-1.37970550858566" calcext:value-type="float">
            <text:p>-1.37970550858566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1]/[.L11]-100000)/1000/1000" office:value-type="float" office:value="-0.100125611943544" calcext:value-type="float">
            <text:p>-0.100125611943544</text:p>
          </table:table-cell>
          <table:table-cell table:formula="of:=[.I11]-[.M11]" office:value-type="float" office:value="119.461325611944" calcext:value-type="float">
            <text:p>119.461325611944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614" calcext:value-type="float">
            <text:p>120614</text:p>
          </table:table-cell>
          <table:table-cell table:style-name="Default" office:value-type="float" office:value="5.01183082416" calcext:value-type="float">
            <text:p>5.01183082416</text:p>
          </table:table-cell>
          <table:table-cell office:value-type="float" office:value="0.0018806841852" calcext:value-type="float">
            <text:p>0.0018806841852</text:p>
          </table:table-cell>
          <table:table-cell table:formula="of:=[.D12]*1000" office:value-type="float" office:value="1.8806841852" calcext:value-type="float">
            <text:p>1.8806841852</text:p>
          </table:table-cell>
          <table:table-cell table:style-name="ce5" office:value-type="float" office:value="0.4872702" calcext:value-type="float">
            <text:p>4.87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38798" calcext:value-type="float">
            <text:p>6.54E-01</text:p>
          </table:table-cell>
          <table:table-cell table:style-name="ce6" table:formula="of:=([.G12]-[.F12])*1000" office:value-type="float" office:value="112.7298" calcext:value-type="float">
            <text:p>112.7298</text:p>
          </table:table-cell>
          <table:table-cell table:style-name="ce5" table:formula="of:=([.H12]-[.F12])*1000" office:value-type="float" office:value="166.6096" calcext:value-type="float">
            <text:p>1.67E+02</text:p>
          </table:table-cell>
          <table:table-cell table:formula="of:=([.F12]-[.F13])*100/[.F12]" office:value-type="float" office:value="-0.0629219681400566" calcext:value-type="float">
            <text:p>-0.062921968140057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1]/[.L12]-100000)/1000/1000" office:value-type="float" office:value="-0.100125611943544" calcext:value-type="float">
            <text:p>-0.100125611943544</text:p>
          </table:table-cell>
          <table:table-cell table:formula="of:=[.I12]-[.M12]" office:value-type="float" office:value="112.829925611944" calcext:value-type="float">
            <text:p>112.829925611944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547" calcext:value-type="float">
            <text:p>160547</text:p>
          </table:table-cell>
          <table:table-cell table:style-name="Default" office:value-type="float" office:value="5.03313027074" calcext:value-type="float">
            <text:p>5.03313027074</text:p>
          </table:table-cell>
          <table:table-cell office:value-type="float" office:value="0.00186558127011" calcext:value-type="float">
            <text:p>0.00186558127011</text:p>
          </table:table-cell>
          <table:table-cell table:formula="of:=[.D13]*1000" office:value-type="float" office:value="1.86558127011" calcext:value-type="float">
            <text:p>1.86558127011</text:p>
          </table:table-cell>
          <table:table-cell table:style-name="ce5" office:value-type="float" office:value="0.4875768" calcext:value-type="float">
            <text:p>4.88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25867" calcext:value-type="float">
            <text:p>6.53E-01</text:p>
          </table:table-cell>
          <table:table-cell table:style-name="ce6" table:formula="of:=([.G13]-[.F13])*1000" office:value-type="float" office:value="112.4232" calcext:value-type="float">
            <text:p>112.4232</text:p>
          </table:table-cell>
          <table:table-cell table:style-name="ce5" table:formula="of:=([.H13]-[.F13])*1000" office:value-type="float" office:value="165.0099" calcext:value-type="float">
            <text:p>1.65E+02</text:p>
          </table:table-cell>
          <table:table-cell table:formula="of:=([.F13]-[.F14])*100/[.F13]" office:value-type="float" office:value="100" calcext:value-type="float">
            <text:p>100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2]/[.L13]-100000)/1000/1000" office:value-type="float" office:value="-0.100126561384448" calcext:value-type="float">
            <text:p>-0.100126561384448</text:p>
          </table:table-cell>
          <table:table-cell table:formula="of:=[.I13]-[.M13]" office:value-type="float" office:value="112.523326561384" calcext:value-type="float">
            <text:p>112.52332656138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number-columns-repeated="2"/>
          <table:table-cell office:value-type="float" office:value="5.07565915339" calcext:value-type="float">
            <text:p>5.07565915339</text:p>
          </table:table-cell>
          <table:table-cell table:number-columns-repeated="2"/>
          <table:table-cell table:style-name="ce5" office:value-type="float" office:value="0.4844707" calcext:value-type="float">
            <text:p>4.84E-01</text:p>
          </table:table-cell>
          <table:table-cell/>
          <table:table-cell table:style-name="ce5" office:value-type="float" office:value="0.6528831" calcext:value-type="float">
            <text:p>6.53E-0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table:number-columns-repeated="4"/>
          <table:table-cell office:value-type="string" calcext:value-type="string">
            <text:p>total p out [Pa]</text:p>
          </table:table-cell>
          <table:table-cell/>
          <table:table-cell office:value-type="string" calcext:value-type="string">
            <text:p>Cells</text:p>
          </table:table-cell>
          <table:table-cell office:value-type="string" calcext:value-type="string">
            <text:p>Power Pressure</text:p>
          </table:table-cell>
          <table:table-cell office:value-type="string" calcext:value-type="string">
            <text:p>Power Tau</text:p>
          </table:table-cell>
          <table:table-cell office:value-type="string" calcext:value-type="string">
            <text:p>Power Tot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696" calcext:value-type="float">
            <text:p>9696</text:p>
          </table:table-cell>
          <table:table-cell office:value-type="float" office:value="20" calcext:value-type="float">
            <text:p>20</text:p>
          </table:table-cell>
          <table:table-cell table:formula="of:=([.I8]-[.I9])/[.$I$8]*100" office:value-type="float" office:value="-3.76413226324437" calcext:value-type="float">
            <text:p>-3.76413226324437</text:p>
          </table:table-cell>
          <table:table-cell table:formula="of:=-([.F8]-[.F9])/[.F8]*100" office:value-type="float" office:value="-1.02307482461408" calcext:value-type="float">
            <text:p>-1.02307482461408</text:p>
          </table:table-cell>
          <table:table-cell/>
          <table:table-cell table:style-name="ce5" table:formula="of:=[.F8]*1000" office:value-type="float" office:value="471.7739" calcext:value-type="float">
            <text:p>4.72E+02</text:p>
          </table:table-cell>
          <table:table-cell/>
          <table:table-cell office:value-type="float" office:value="9696" calcext:value-type="float">
            <text:p>9696</text:p>
          </table:table-cell>
          <table:table-cell office:value-type="float" office:value="4.81369272491" calcext:value-type="float">
            <text:p>4.81369272491</text:p>
          </table:table-cell>
          <table:table-cell office:value-type="float" office:value="-0.147529256071" calcext:value-type="float">
            <text:p>-0.147529256071</text:p>
          </table:table-cell>
          <table:table-cell office:value-type="float" office:value="4.66616346884" calcext:value-type="float">
            <text:p>4.6661634688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4021" calcext:value-type="float">
            <text:p>24021</text:p>
          </table:table-cell>
          <table:table-cell office:value-type="float" office:value="40" calcext:value-type="float">
            <text:p>40</text:p>
          </table:table-cell>
          <table:table-cell table:formula="of:=([.I9]-[.I10])/[.$I$8]*100" office:value-type="float" office:value="6.22868511168942" calcext:value-type="float">
            <text:p>6.22868511168942</text:p>
          </table:table-cell>
          <table:table-cell table:formula="of:=-([.F9]-[.F10])/[.F9]*100" office:value-type="float" office:value="1.71042856442258" calcext:value-type="float">
            <text:p>1.71042856442258</text:p>
          </table:table-cell>
          <table:table-cell/>
          <table:table-cell table:style-name="ce5" table:formula="of:=[.F9]*1000" office:value-type="float" office:value="466.9473" calcext:value-type="float">
            <text:p>4.67E+02</text:p>
          </table:table-cell>
          <table:table-cell/>
          <table:table-cell office:value-type="float" office:value="24021" calcext:value-type="float">
            <text:p>24021</text:p>
          </table:table-cell>
          <table:table-cell office:value-type="float" office:value="5.11319541334" calcext:value-type="float">
            <text:p>5.11319541334</text:p>
          </table:table-cell>
          <table:table-cell office:value-type="float" office:value="-0.143212645838" calcext:value-type="float">
            <text:p>-0.143212645838</text:p>
          </table:table-cell>
          <table:table-cell office:value-type="float" office:value="4.9699827675" calcext:value-type="float">
            <text:p>4.969982767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2508" calcext:value-type="float">
            <text:p>42508</text:p>
          </table:table-cell>
          <table:table-cell office:value-type="float" office:value="60" calcext:value-type="float">
            <text:p>60</text:p>
          </table:table-cell>
          <table:table-cell table:formula="of:=([.I10]-[.I11])/[.$I$8]*100" office:value-type="float" office:value="4.44893824268226" calcext:value-type="float">
            <text:p>4.44893824268226</text:p>
          </table:table-cell>
          <table:table-cell table:formula="of:=-([.F10]-[.F11])/[.F10]*100" office:value-type="float" office:value="1.20115611829094" calcext:value-type="float">
            <text:p>1.20115611829094</text:p>
          </table:table-cell>
          <table:table-cell/>
          <table:table-cell table:style-name="ce5" table:formula="of:=[.F10]*1000" office:value-type="float" office:value="474.9341" calcext:value-type="float">
            <text:p>4.75E+02</text:p>
          </table:table-cell>
          <table:table-cell/>
          <table:table-cell office:value-type="float" office:value="42508" calcext:value-type="float">
            <text:p>42508</text:p>
          </table:table-cell>
          <table:table-cell office:value-type="float" office:value="5.10612829803" calcext:value-type="float">
            <text:p>5.10612829803</text:p>
          </table:table-cell>
          <table:table-cell office:value-type="float" office:value="-0.147665960927" calcext:value-type="float">
            <text:p>-0.147665960927</text:p>
          </table:table-cell>
          <table:table-cell office:value-type="float" office:value="4.97812040071" calcext:value-type="float">
            <text:p>4.9781204007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4293" calcext:value-type="float">
            <text:p>64293</text:p>
          </table:table-cell>
          <table:table-cell office:value-type="float" office:value="80" calcext:value-type="float">
            <text:p>80</text:p>
          </table:table-cell>
          <table:table-cell table:formula="of:=([.I11]-[.I12])/[.$I$8]*100" office:value-type="float" office:value="5.1716460221437" calcext:value-type="float">
            <text:p>5.1716460221437</text:p>
          </table:table-cell>
          <table:table-cell table:formula="of:=-([.F11]-[.F12])/[.F11]*100" office:value-type="float" office:value="1.37970550858566" calcext:value-type="float">
            <text:p>1.37970550858566</text:p>
          </table:table-cell>
          <table:table-cell/>
          <table:table-cell table:style-name="ce5" table:formula="of:=[.F11]*1000" office:value-type="float" office:value="480.6388" calcext:value-type="float">
            <text:p>4.81E+02</text:p>
          </table:table-cell>
          <table:table-cell/>
          <table:table-cell office:value-type="float" office:value="64293" calcext:value-type="float">
            <text:p>64293</text:p>
          </table:table-cell>
          <table:table-cell office:value-type="float" office:value="5.12644739915" calcext:value-type="float">
            <text:p>5.12644739915</text:p>
          </table:table-cell>
          <table:table-cell office:value-type="float" office:value="-0.152407449475" calcext:value-type="float">
            <text:p>-0.152407449475</text:p>
          </table:table-cell>
          <table:table-cell office:value-type="float" office:value="4.97403994968" calcext:value-type="float">
            <text:p>4.974039949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0614" calcext:value-type="float">
            <text:p>120614</text:p>
          </table:table-cell>
          <table:table-cell office:value-type="float" office:value="120" calcext:value-type="float">
            <text:p>120</text:p>
          </table:table-cell>
          <table:table-cell table:formula="of:=([.I12]-[.I13])/[.$I$8]*100" office:value-type="float" office:value="0.239108886568338" calcext:value-type="float">
            <text:p>0.239108886568338</text:p>
          </table:table-cell>
          <table:table-cell table:formula="of:=-([.F12]-[.F13])/[.F12]*100" office:value-type="float" office:value="0.0629219681400566" calcext:value-type="float">
            <text:p>0.062921968140057</text:p>
          </table:table-cell>
          <table:table-cell/>
          <table:table-cell table:style-name="ce5" table:formula="of:=[.F12]*1000" office:value-type="float" office:value="487.2702" calcext:value-type="float">
            <text:p>4.87E+02</text:p>
          </table:table-cell>
          <table:table-cell/>
          <table:table-cell office:value-type="float" office:value="120614" calcext:value-type="float">
            <text:p>120614</text:p>
          </table:table-cell>
          <table:table-cell office:value-type="float" office:value="5.174657866" calcext:value-type="float">
            <text:p>5.174657866</text:p>
          </table:table-cell>
          <table:table-cell office:value-type="float" office:value="-0.158060848435" calcext:value-type="float">
            <text:p>-0.158060848435</text:p>
          </table:table-cell>
          <table:table-cell office:value-type="float" office:value="5.01659701757" calcext:value-type="float">
            <text:p>5.0165970175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0547" calcext:value-type="float">
            <text:p>160547</text:p>
          </table:table-cell>
          <table:table-cell office:value-type="float" office:value="160" calcext:value-type="float">
            <text:p>160</text:p>
          </table:table-cell>
          <table:table-cell table:formula="of:=([.I13]-[.I14])/[.$I$8]*100" office:value-type="float" office:value="87.6757540001606" calcext:value-type="float">
            <text:p>87.6757540001606</text:p>
          </table:table-cell>
          <table:table-cell table:formula="of:=-([.F13]-[.F14])/[.F13]*100" office:value-type="float" office:value="-100" calcext:value-type="float">
            <text:p>-100</text:p>
          </table:table-cell>
          <table:table-cell/>
          <table:table-cell table:style-name="ce5" table:formula="of:=[.F13]*1000" office:value-type="float" office:value="487.5768" calcext:value-type="float">
            <text:p>4.88E+02</text:p>
          </table:table-cell>
          <table:table-cell/>
          <table:table-cell office:value-type="float" office:value="160547" calcext:value-type="float">
            <text:p>160547</text:p>
          </table:table-cell>
          <table:table-cell office:value-type="float" office:value="5.23879140303" calcext:value-type="float">
            <text:p>5.23879140303</text:p>
          </table:table-cell>
          <table:table-cell office:value-type="float" office:value="-0.163132249636" calcext:value-type="float">
            <text:p>-0.163132249636</text:p>
          </table:table-cell>
          <table:table-cell office:value-type="float" office:value="5.07565915339" calcext:value-type="float">
            <text:p>5.07565915339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1013"/>
        </table:table-row>
        <table:table-row table:style-name="ro1" table:number-rows-repeated="35">
          <table:table-cell table:number-columns-repeated="1024"/>
        </table:table-row>
        <table:table-row table:style-name="ro1">
          <table:table-cell table:style-name="ce3" office:value-type="string" calcext:value-type="string">
            <text:p>Cell Height</text:p>
          </table:table-cell>
          <table:table-cell table:style-name="ce3" office:value-type="string" calcext:value-type="string">
            <text:p>Cells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Nut</text:p>
          </table:table-cell>
          <table:table-cell table:style-name="ce3" office:value-type="string" calcext:value-type="string">
            <text:p>Nut (*1000)</text:p>
          </table:table-cell>
          <table:table-cell table:style-name="ce3" office:value-type="string" calcext:value-type="string">
            <text:p>total p out</text:p>
          </table:table-cell>
          <table:table-cell table:style-name="ce3" office:value-type="string" calcext:value-type="string">
            <text:p>total p in</text:p>
          </table:table-cell>
          <table:table-cell table:style-name="ce3" office:value-type="string" calcext:value-type="string">
            <text:p>total p in 2.4</text:p>
          </table:table-cell>
          <table:table-cell table:style-name="ce3" office:value-type="string" calcext:value-type="string">
            <text:p>total p drop</text:p>
          </table:table-cell>
          <table:table-cell table:style-name="ce3" office:value-type="string" calcext:value-type="string">
            <text:p>total p drop 2.4</text:p>
          </table:table-cell>
          <table:table-cell table:style-name="ce3" office:value-type="string" calcext:value-type="string">
            <text:p>percentage diff p out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deltaPtot id</text:p>
          </table:table-cell>
          <table:table-cell table:style-name="ce3" office:value-type="string" calcext:value-type="string">
            <text:p>p drop losses</text:p>
          </table:table-cell>
          <table:table-cell table:style-name="ce3" office:value-type="string" calcext:value-type="string">
            <text:p>eta</text:p>
          </table:table-cell>
          <table:table-cell table:number-columns-repeated="100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9696" calcext:value-type="float">
            <text:p>9696</text:p>
          </table:table-cell>
          <table:table-cell table:style-name="ce3" office:value-type="float" office:value="4.66616346884" calcext:value-type="float">
            <text:p>4.66616346884</text:p>
          </table:table-cell>
          <table:table-cell table:style-name="ce3" office:value-type="float" office:value="0.00201765159635" calcext:value-type="float">
            <text:p>0.00201765159635</text:p>
          </table:table-cell>
          <table:table-cell table:style-name="ce3" table:formula="of:=[.D73]*1000" office:value-type="float" office:value="2.01765159635" calcext:value-type="float">
            <text:p>2.01765159635</text:p>
          </table:table-cell>
          <table:table-cell table:style-name="ce7" office:value-type="float" office:value="0.4717739" calcext:value-type="float">
            <text:p>4.72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525665" calcext:value-type="float">
            <text:p>6.53E-01</text:p>
          </table:table-cell>
          <table:table-cell table:style-name="ce9" table:formula="of:=([.G73]-[.F73])*1000" office:value-type="float" office:value="128.2261" calcext:value-type="float">
            <text:p>128.2261</text:p>
          </table:table-cell>
          <table:table-cell table:style-name="ce7" table:formula="of:=([.H73]-[.F73])*1000" office:value-type="float" office:value="180.7926" calcext:value-type="float">
            <text:p>1.81E+02</text:p>
          </table:table-cell>
          <table:table-cell table:style-name="ce3" table:formula="of:=([.F73]-[.F74])*100/[.F73]" office:value-type="float" office:value="1.02307482461408" calcext:value-type="float">
            <text:p>1.02307482461408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3]/[.L73]-100)/1000" office:value-type="float" office:value="-0.217832410829293" calcext:value-type="float">
            <text:p>-0.217832410829293</text:p>
          </table:table-cell>
          <table:table-cell table:style-name="ce3" table:formula="of:=[.I73]-[.M73]" office:value-type="float" office:value="128.443932410829" calcext:value-type="float">
            <text:p>128.443932410829</text:p>
          </table:table-cell>
          <table:table-cell table:style-name="ce3" table:formula="of:=[.M73]/[.I73]" office:value-type="float" office:value="-0.00169881491232513" calcext:value-type="float">
            <text:p>-0.001698814912325</text:p>
          </table:table-cell>
          <table:table-cell table:number-columns-repeated="100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021" calcext:value-type="float">
            <text:p>24021</text:p>
          </table:table-cell>
          <table:table-cell table:style-name="ce3" office:value-type="float" office:value="4.9699827675" calcext:value-type="float">
            <text:p>4.9699827675</text:p>
          </table:table-cell>
          <table:table-cell table:style-name="ce3" office:value-type="float" office:value="0.00195454266362" calcext:value-type="float">
            <text:p>0.00195454266362</text:p>
          </table:table-cell>
          <table:table-cell table:style-name="ce3" table:formula="of:=[.D74]*1000" office:value-type="float" office:value="1.95454266362" calcext:value-type="float">
            <text:p>1.95454266362</text:p>
          </table:table-cell>
          <table:table-cell table:style-name="ce7" office:value-type="float" office:value="0.4669473" calcext:value-type="float">
            <text:p>4.67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468695" calcext:value-type="float">
            <text:p>6.47E-01</text:p>
          </table:table-cell>
          <table:table-cell table:style-name="ce9" table:formula="of:=([.G74]-[.F74])*1000" office:value-type="float" office:value="133.0527" calcext:value-type="float">
            <text:p>133.0527</text:p>
          </table:table-cell>
          <table:table-cell table:style-name="ce7" table:formula="of:=([.H74]-[.F74])*1000" office:value-type="float" office:value="179.9222" calcext:value-type="float">
            <text:p>1.80E+02</text:p>
          </table:table-cell>
          <table:table-cell table:style-name="ce3" table:formula="of:=([.F74]-[.F75])*100/[.F74]" office:value-type="float" office:value="-1.71042856442258" calcext:value-type="float">
            <text:p>-1.71042856442258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4]/[.L74]-100000)/1000/1000" office:value-type="float" office:value="-0.100125504615341" calcext:value-type="float">
            <text:p>-0.100125504615341</text:p>
          </table:table-cell>
          <table:table-cell table:style-name="ce3" table:formula="of:=[.I74]-[.M74]" office:value-type="float" office:value="133.152825504615" calcext:value-type="float">
            <text:p>133.152825504615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42508" calcext:value-type="float">
            <text:p>42508</text:p>
          </table:table-cell>
          <table:table-cell table:style-name="ce3" office:value-type="float" office:value="4.97812040071" calcext:value-type="float">
            <text:p>4.97812040071</text:p>
          </table:table-cell>
          <table:table-cell table:style-name="ce3" office:value-type="float" office:value="0.00193658190446" calcext:value-type="float">
            <text:p>0.00193658190446</text:p>
          </table:table-cell>
          <table:table-cell table:style-name="ce3" table:formula="of:=[.D75]*1000" office:value-type="float" office:value="1.93658190446" calcext:value-type="float">
            <text:p>1.93658190446</text:p>
          </table:table-cell>
          <table:table-cell table:style-name="ce7" office:value-type="float" office:value="0.4749341" calcext:value-type="float">
            <text:p>4.75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480844" calcext:value-type="float">
            <text:p>6.48E-01</text:p>
          </table:table-cell>
          <table:table-cell table:style-name="ce9" table:formula="of:=([.G75]-[.F75])*1000" office:value-type="float" office:value="125.0659" calcext:value-type="float">
            <text:p>125.0659</text:p>
          </table:table-cell>
          <table:table-cell table:style-name="ce7" table:formula="of:=([.H75]-[.F75])*1000" office:value-type="float" office:value="173.1503" calcext:value-type="float">
            <text:p>1.73E+02</text:p>
          </table:table-cell>
          <table:table-cell table:style-name="ce3" table:formula="of:=([.F75]-[.F76])*100/[.F75]" office:value-type="float" office:value="-1.20115611829094" calcext:value-type="float">
            <text:p>-1.20115611829094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5]/[.L75]-100000)/1000/1000" office:value-type="float" office:value="-0.100125710111129" calcext:value-type="float">
            <text:p>-0.100125710111129</text:p>
          </table:table-cell>
          <table:table-cell table:style-name="ce3" table:formula="of:=[.I75]-[.M75]" office:value-type="float" office:value="125.166025710111" calcext:value-type="float">
            <text:p>125.166025710111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64293" calcext:value-type="float">
            <text:p>64293</text:p>
          </table:table-cell>
          <table:table-cell table:style-name="ce3" office:value-type="float" office:value="4.97403994968" calcext:value-type="float">
            <text:p>4.97403994968</text:p>
          </table:table-cell>
          <table:table-cell table:style-name="ce3" office:value-type="float" office:value="0.00191806772909" calcext:value-type="float">
            <text:p>0.00191806772909</text:p>
          </table:table-cell>
          <table:table-cell table:style-name="ce3" table:formula="of:=[.D76]*1000" office:value-type="float" office:value="1.91806772909" calcext:value-type="float">
            <text:p>1.91806772909</text:p>
          </table:table-cell>
          <table:table-cell table:style-name="ce7" office:value-type="float" office:value="0.4806388" calcext:value-type="float">
            <text:p>4.81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517402" calcext:value-type="float">
            <text:p>6.52E-01</text:p>
          </table:table-cell>
          <table:table-cell table:style-name="ce9" table:formula="of:=([.G76]-[.F76])*1000" office:value-type="float" office:value="119.3612" calcext:value-type="float">
            <text:p>119.3612</text:p>
          </table:table-cell>
          <table:table-cell table:style-name="ce7" table:formula="of:=([.H76]-[.F76])*1000" office:value-type="float" office:value="171.1014" calcext:value-type="float">
            <text:p>1.71E+02</text:p>
          </table:table-cell>
          <table:table-cell table:style-name="ce3" table:formula="of:=([.F76]-[.F77])*100/[.F76]" office:value-type="float" office:value="-1.37970550858566" calcext:value-type="float">
            <text:p>-1.37970550858566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6]/[.L76]-100000)/1000/1000" office:value-type="float" office:value="-0.100125607069436" calcext:value-type="float">
            <text:p>-0.100125607069436</text:p>
          </table:table-cell>
          <table:table-cell table:style-name="ce3" table:formula="of:=[.I76]-[.M76]" office:value-type="float" office:value="119.46132560707" calcext:value-type="float">
            <text:p>119.46132560707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0614" calcext:value-type="float">
            <text:p>120614</text:p>
          </table:table-cell>
          <table:table-cell table:style-name="ce3" office:value-type="float" office:value="5.01659701757" calcext:value-type="float">
            <text:p>5.01659701757</text:p>
          </table:table-cell>
          <table:table-cell table:style-name="ce3" office:value-type="float" office:value="0.0018806841852" calcext:value-type="float">
            <text:p>0.0018806841852</text:p>
          </table:table-cell>
          <table:table-cell table:style-name="ce3" table:formula="of:=[.D77]*1000" office:value-type="float" office:value="1.8806841852" calcext:value-type="float">
            <text:p>1.8806841852</text:p>
          </table:table-cell>
          <table:table-cell table:style-name="ce7" office:value-type="float" office:value="0.4872702" calcext:value-type="float">
            <text:p>4.87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538798" calcext:value-type="float">
            <text:p>6.54E-01</text:p>
          </table:table-cell>
          <table:table-cell table:style-name="ce9" table:formula="of:=([.G77]-[.F77])*1000" office:value-type="float" office:value="112.7298" calcext:value-type="float">
            <text:p>112.7298</text:p>
          </table:table-cell>
          <table:table-cell table:style-name="ce7" table:formula="of:=([.H77]-[.F77])*1000" office:value-type="float" office:value="166.6096" calcext:value-type="float">
            <text:p>1.67E+02</text:p>
          </table:table-cell>
          <table:table-cell table:style-name="ce3" table:formula="of:=([.F77]-[.F78])*100/[.F77]" office:value-type="float" office:value="-0.0629219681400566" calcext:value-type="float">
            <text:p>-0.062921968140057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7]/[.L77]-100000)/1000/1000" office:value-type="float" office:value="-0.100126681742868" calcext:value-type="float">
            <text:p>-0.100126681742868</text:p>
          </table:table-cell>
          <table:table-cell table:style-name="ce3" table:formula="of:=[.I77]-[.M77]" office:value-type="float" office:value="112.829926681743" calcext:value-type="float">
            <text:p>112.829926681743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60547" calcext:value-type="float">
            <text:p>160547</text:p>
          </table:table-cell>
          <table:table-cell table:style-name="ce3" office:value-type="float" office:value="5.08559367096" calcext:value-type="float">
            <text:p>5.08559367096</text:p>
          </table:table-cell>
          <table:table-cell table:style-name="ce3" office:value-type="float" office:value="0.00186558127011" calcext:value-type="float">
            <text:p>0.00186558127011</text:p>
          </table:table-cell>
          <table:table-cell table:style-name="ce3" table:formula="of:=[.D78]*1000" office:value-type="float" office:value="1.86558127011" calcext:value-type="float">
            <text:p>1.86558127011</text:p>
          </table:table-cell>
          <table:table-cell table:style-name="ce7" office:value-type="float" office:value="0.4875768" calcext:value-type="float">
            <text:p>4.88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525867" calcext:value-type="float">
            <text:p>6.53E-01</text:p>
          </table:table-cell>
          <table:table-cell table:style-name="ce9" table:formula="of:=([.G78]-[.F78])*1000" office:value-type="float" office:value="112.4232" calcext:value-type="float">
            <text:p>112.4232</text:p>
          </table:table-cell>
          <table:table-cell table:style-name="ce7" table:formula="of:=([.H78]-[.F78])*1000" office:value-type="float" office:value="165.0099" calcext:value-type="float">
            <text:p>1.65E+02</text:p>
          </table:table-cell>
          <table:table-cell table:style-name="ce3" table:formula="of:=([.F78]-[.F79])*100/[.F78]" office:value-type="float" office:value="100" calcext:value-type="float">
            <text:p>100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8]/[.L78]-100000)/1000/1000" office:value-type="float" office:value="-0.1001284240826" calcext:value-type="float">
            <text:p>-0.1001284240826</text:p>
          </table:table-cell>
          <table:table-cell table:style-name="ce3" table:formula="of:=[.I78]-[.M78]" office:value-type="float" office:value="112.523328424083" calcext:value-type="float">
            <text:p>112.523328424083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3" table:number-columns-repeated="5"/>
          <table:table-cell table:style-name="ce7" table:number-columns-repeated="5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 table:number-columns-repeated="2"/>
          <table:table-cell table:style-name="ce3" office:value-type="float" office:value="5.07565915339" calcext:value-type="float">
            <text:p>5.07565915339</text:p>
          </table:table-cell>
          <table:table-cell table:style-name="ce3" table:number-columns-repeated="2"/>
          <table:table-cell table:style-name="ce7" office:value-type="float" office:value="0.4844707" calcext:value-type="float">
            <text:p>4.84E-01</text:p>
          </table:table-cell>
          <table:table-cell table:style-name="ce3"/>
          <table:table-cell table:style-name="ce7" office:value-type="float" office:value="0.6528831" calcext:value-type="float">
            <text:p>6.53E-01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3" table:number-columns-repeated="15"/>
          <table:table-cell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Cells</text:p>
          </table:table-cell>
          <table:table-cell table:style-name="ce3" table:number-columns-repeated="4"/>
          <table:table-cell table:style-name="ce3" office:value-type="string" calcext:value-type="string">
            <text:p>total p out [Pa]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9696" calcext:value-type="float">
            <text:p>9696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([.I73]-[.I74])/[.$I$8]*100" office:value-type="float" office:value="-3.76413226324439" calcext:value-type="float">
            <text:p>-3.76413226324439</text:p>
          </table:table-cell>
          <table:table-cell table:style-name="ce3" table:formula="of:=-([.F73]-[.F74])/[.F73]*100" office:value-type="float" office:value="-1.02307482461408" calcext:value-type="float">
            <text:p>-1.02307482461408</text:p>
          </table:table-cell>
          <table:table-cell table:style-name="ce3"/>
          <table:table-cell table:style-name="ce7" table:formula="of:=[.F73]*1000" office:value-type="float" office:value="471.7739" calcext:value-type="float">
            <text:p>4.72E+0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24021" calcext:value-type="float">
            <text:p>24021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([.I74]-[.I75])/[.$I$8]*100" office:value-type="float" office:value="6.22868511168944" calcext:value-type="float">
            <text:p>6.22868511168944</text:p>
          </table:table-cell>
          <table:table-cell table:style-name="ce3" table:formula="of:=-([.F74]-[.F75])/[.F74]*100" office:value-type="float" office:value="1.71042856442258" calcext:value-type="float">
            <text:p>1.71042856442258</text:p>
          </table:table-cell>
          <table:table-cell table:style-name="ce3"/>
          <table:table-cell table:style-name="ce7" table:formula="of:=[.F74]*1000" office:value-type="float" office:value="466.9473" calcext:value-type="float">
            <text:p>4.67E+0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42508" calcext:value-type="float">
            <text:p>42508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([.I75]-[.I76])/[.$I$8]*100" office:value-type="float" office:value="4.44893824268226" calcext:value-type="float">
            <text:p>4.44893824268226</text:p>
          </table:table-cell>
          <table:table-cell table:style-name="ce3" table:formula="of:=-([.F75]-[.F76])/[.F75]*100" office:value-type="float" office:value="1.20115611829094" calcext:value-type="float">
            <text:p>1.20115611829094</text:p>
          </table:table-cell>
          <table:table-cell table:style-name="ce3"/>
          <table:table-cell table:style-name="ce7" table:formula="of:=[.F75]*1000" office:value-type="float" office:value="474.9341" calcext:value-type="float">
            <text:p>4.75E+0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64293" calcext:value-type="float">
            <text:p>64293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([.I76]-[.I77])/[.$I$8]*100" office:value-type="float" office:value="5.17164602214371" calcext:value-type="float">
            <text:p>5.17164602214371</text:p>
          </table:table-cell>
          <table:table-cell table:style-name="ce3" table:formula="of:=-([.F76]-[.F77])/[.F76]*100" office:value-type="float" office:value="1.37970550858566" calcext:value-type="float">
            <text:p>1.37970550858566</text:p>
          </table:table-cell>
          <table:table-cell table:style-name="ce3"/>
          <table:table-cell table:style-name="ce7" table:formula="of:=[.F76]*1000" office:value-type="float" office:value="480.6388" calcext:value-type="float">
            <text:p>4.81E+0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120614" calcext:value-type="float">
            <text:p>120614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([.I77]-[.I78])/[.$I$8]*100" office:value-type="float" office:value="0.239108886568326" calcext:value-type="float">
            <text:p>0.239108886568326</text:p>
          </table:table-cell>
          <table:table-cell table:style-name="ce3" table:formula="of:=-([.F77]-[.F78])/[.F77]*100" office:value-type="float" office:value="0.0629219681400566" calcext:value-type="float">
            <text:p>0.062921968140057</text:p>
          </table:table-cell>
          <table:table-cell table:style-name="ce3"/>
          <table:table-cell table:style-name="ce7" table:formula="of:=[.F77]*1000" office:value-type="float" office:value="487.2702" calcext:value-type="float">
            <text:p>4.87E+0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160547" calcext:value-type="float">
            <text:p>160547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formula="of:=([.I78]-[.I79])/[.$I$8]*100" office:value-type="float" office:value="87.6757540001607" calcext:value-type="float">
            <text:p>87.6757540001607</text:p>
          </table:table-cell>
          <table:table-cell table:style-name="ce3" table:formula="of:=-([.F78]-[.F79])/[.F78]*100" office:value-type="float" office:value="-100" calcext:value-type="float">
            <text:p>-100</text:p>
          </table:table-cell>
          <table:table-cell table:style-name="ce3"/>
          <table:table-cell table:style-name="ce7" table:formula="of:=[.F78]*1000" office:value-type="float" office:value="487.5768" calcext:value-type="float">
            <text:p>4.88E+02</text:p>
          </table:table-cell>
          <table:table-cell table:style-name="ce3" table:number-columns-repeated="8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101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hours number:style="long"/>
      <number:text>.</number:text>
      <number:minutes number:style="long"/>
      <number:text>.</number:text>
      <number:seconds number:style="long"/>
    </number:time-style>
    <number:time-style style:name="N122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10:30:17.490887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9:16:14.051004849</meta:creation-date>
    <dc:date>2018-06-28T10:43:47.212422586</dc:date>
    <meta:editing-duration>PT21H54M42S</meta:editing-duration>
    <meta:editing-cycles>18</meta:editing-cycles>
    <meta:generator>LibreOffice/6.0.5.2$Linux_X86_64 LibreOffice_project/00m0$Build-2</meta:generator>
    <meta:document-statistic meta:table-count="1" meta:cell-count="29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0" chart:maximum="5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3.145cm" svg:y="0.338cm" chart:style-name="ch2">
          <text:p>Total pressure at outlet patch  (2.4 seconds)</text:p>
        </chart:title>
        <chart:plot-area chart:style-name="ch3" table:cell-range-address="Sheet1.B8:Sheet1.B13 Sheet1.G18:Sheet1.G2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G18:Sheet1.G2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8:Sheet1.B13</svg:desc>
                </draw:g>
              </table:table-cell>
              <table:table-cell office:value-type="float" office:value="471.7739">
                <text:p>471.7739</text:p>
                <draw:g>
                  <svg:desc>Sheet1.G18:Sheet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466.9473">
                <text:p>466.9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474.9341">
                <text:p>474.9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480.6388">
                <text:p>480.6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487.2702">
                <text:p>487.2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487.5768">
                <text:p>487.5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E7:Sheet1.E14" chart:data-source-has-labels="row" svg:x="0.319cm" svg:y="0.18cm" svg:width="12.296cm" svg:height="8.645cm">
          <chartooo:coordinate-region svg:x="1.231cm" svg:y="0.34cm" svg:width="10.827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4" chart:label-cell-address="Sheet1.E7:Sheet1.E7" chart:class="chart:scatter">
            <chart:domain table:cell-range-address="Sheet1.B18:Sheet1.B2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ut (*1000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18:Sheet1.B24</svg:desc>
                </draw:g>
              </table:table-cell>
              <table:table-cell office:value-type="float" office:value="2.01765159635">
                <text:p>2.01765159635</text:p>
                <draw:g>
                  <svg:desc>Sheet1.E8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1.95454266362">
                <text:p>1.954542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1.93658190446">
                <text:p>1.936581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1.91806772909">
                <text:p>1.9180677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1.8806841852">
                <text:p>1.880684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1.86558127011">
                <text:p>1.8655812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4cm" style:legend-expansion="high" chart:style-name="ch2"/>
        <chart:plot-area chart:style-name="ch3" table:cell-range-address="Sheet1.B17:Sheet1.B24 Sheet1.F7:Sheet1.F14" chart:data-source-has-labels="row" svg:x="0.32cm" svg:y="0.18cm" svg:width="12.481cm" svg:height="8.64cm">
          <chartooo:coordinate-region svg:x="1.418cm" svg:y="0.34cm" svg:width="10.826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7:Sheet1.F14" chart:label-cell-address="Sheet1.F7:Sheet1.F7" chart:class="chart:scatter">
            <chart:domain table:cell-range-address="Sheet1.B17:Sheet1.B2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out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7:Sheet1.B24</svg:desc>
                </draw:g>
              </table:table-cell>
              <table:table-cell office:value-type="float" office:value="NaN">
                <text:p>NaN</text:p>
                <draw:g>
                  <svg:desc>Sheet1.F7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96">
                <text:p>9696</text:p>
              </table:table-cell>
              <table:table-cell office:value-type="float" office:value="0.4717739">
                <text:p>0.4717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21">
                <text:p>24021</text:p>
              </table:table-cell>
              <table:table-cell office:value-type="float" office:value="0.4669473">
                <text:p>0.4669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08">
                <text:p>42508</text:p>
              </table:table-cell>
              <table:table-cell office:value-type="float" office:value="0.4749341">
                <text:p>0.4749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293">
                <text:p>64293</text:p>
              </table:table-cell>
              <table:table-cell office:value-type="float" office:value="0.4806388">
                <text:p>0.4806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614">
                <text:p>120614</text:p>
              </table:table-cell>
              <table:table-cell office:value-type="float" office:value="0.4872702">
                <text:p>0.4872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547">
                <text:p>160547</text:p>
              </table:table-cell>
              <table:table-cell office:value-type="float" office:value="0.4875768">
                <text:p>0.4875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I7:Sheet1.I14" chart:data-source-has-labels="row" svg:x="0.319cm" svg:y="0.18cm" svg:width="12.296cm" svg:height="8.645cm">
          <chartooo:coordinate-region svg:x="0.94cm" svg:y="0.341cm" svg:width="10.933cm" svg:height="7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8:Sheet1.I14" chart:label-cell-address="Sheet1.I7:Sheet1.I7" chart:class="chart:scatter">
            <chart:domain table:cell-range-address="Sheet1.B18:Sheet1.B2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18:Sheet1.B24</svg:desc>
                </draw:g>
              </table:table-cell>
              <table:table-cell office:value-type="float" office:value="128.2261">
                <text:p>128.2261</text:p>
                <draw:g>
                  <svg:desc>Sheet1.I8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133.0527">
                <text:p>133.0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125.0659">
                <text:p>125.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119.3612">
                <text:p>119.3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112.7298">
                <text:p>112.7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112.4232">
                <text:p>112.4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maximum="2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084cm" svg:y="0.338cm" chart:style-name="ch2">
          <text:p>Total pressure drop at 2.4 seconds</text:p>
        </chart:title>
        <chart:plot-area chart:style-name="ch3" table:cell-range-address="Sheet1.B8:Sheet1.B13 Sheet1.J8:Sheet1.J1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J8:Sheet1.J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8:Sheet1.B13</svg:desc>
                </draw:g>
              </table:table-cell>
              <table:table-cell office:value-type="float" office:value="180.7926">
                <text:p>180.7926</text:p>
                <draw:g>
                  <svg:desc>Sheet1.J8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179.9222">
                <text:p>179.9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173.1503">
                <text:p>173.1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171.1014">
                <text:p>171.1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166.6096">
                <text:p>166.6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165.0099">
                <text:p>165.00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812cm" svg:y="0.338cm" chart:style-name="ch2">
          <text:p>Mean Power of the last turn</text:p>
        </chart:title>
        <chart:plot-area chart:style-name="ch3" table:cell-range-address="Sheet1.B8:Sheet1.C13" svg:x="1.263cm" svg:y="1.242cm" svg:width="13.674cm" svg:height="7.787cm">
          <chartooo:coordinate-region svg:x="1.99cm" svg:y="1.403cm" svg:width="12.391cm" svg:height="7.058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5.92cm" chart:style-name="ch7">
              <text:p>Power [W]</text:p>
            </chart:title>
            <chart:grid chart:style-name="ch8" chart:class="major"/>
          </chart:axis>
          <chart:series chart:style-name="ch9" chart:values-cell-range-address="Sheet1.C8:Sheet1.C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8:Sheet1.B13</svg:desc>
                </draw:g>
              </table:table-cell>
              <table:table-cell office:value-type="float" office:value="4.55343110943">
                <text:p>4.55343110943</text:p>
                <draw:g>
                  <svg:desc>Sheet1.C8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4.84322177847">
                <text:p>4.84322177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4.97423296434">
                <text:p>4.9742329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5.01183082416">
                <text:p>5.01183082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5.03313027074">
                <text:p>5.033130270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maximum="1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2.536cm" svg:y="0.338cm" chart:style-name="ch2">
          <text:p>Total pressure drop at 2.4 seconds (constant inlet)</text:p>
        </chart:title>
        <chart:plot-area chart:style-name="ch3" table:cell-range-address="Sheet1.B8:Sheet1.B13 Sheet1.I8:Sheet1.I1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I8:Sheet1.I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8:Sheet1.B13</svg:desc>
                </draw:g>
              </table:table-cell>
              <table:table-cell office:value-type="float" office:value="128.2261">
                <text:p>128.2261</text:p>
                <draw:g>
                  <svg:desc>Sheet1.I8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133.0527">
                <text:p>133.0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125.0659">
                <text:p>125.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119.3612">
                <text:p>119.3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112.7298">
                <text:p>112.7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112.4232">
                <text:p>112.42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66b3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ef413d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39cm" svg:height="10.174cm" xlink:href="." xlink:type="simple" chart:class="chart:scatter" chart:style-name="ch1">
        <chart:title svg:x="6.914cm" svg:y="0.338cm" chart:style-name="ch2">
          <text:p>Power</text:p>
        </chart:title>
        <chart:plot-area chart:style-name="ch3" chart:data-source-has-labels="both" svg:x="0.288cm" svg:y="0.19cm" svg:width="13.087cm" svg:height="8.402cm">
          <chartooo:coordinate-region svg:x="1.015cm" svg:y="0.351cm" svg:width="11.341cm" svg:height="7.673cm"/>
          <chart:axis chart:dimension="x" chart:name="primary-x" chart:style-name="ch4" chartooo:axis-type="auto">
            <chart:title svg:x="5.808cm" svg:y="8.795cm" chart:style-name="ch5">
              <text:p>Cells number</text:p>
            </chart:title>
            <chart:categories table:cell-range-address="local-table.$A$2:.$A$7"/>
          </chart:axis>
          <chart:axis chart:dimension="y" chart:name="primary-y" chart:style-name="ch6">
            <chart:title svg:x="0cm" svg:y="5.97cm" chart:style-name="ch7">
              <text:p>Power (Pressure) [W]</text:p>
            </chart:title>
            <chart:grid chart:style-name="ch8" chart:class="major"/>
          </chart:axis>
          <chart:axis chart:dimension="y" chart:name="secondary-y" chart:style-name="ch9">
            <chart:title svg:x="13.679cm" svg:y="5.758cm" chart:style-name="ch7">
              <text:p>Power (Shear) [W]</text:p>
            </chart:title>
          </chart:axis>
          <chart:series chart:attached-axis="primary-y" chart:style-name="ch10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attached-axis="secondary-y" chart:style-name="ch11" chart:values-cell-range-address="local-table.$D$2:.$D$7" chart:label-cell-address="local-table.$D$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wer Pressure</text:p>
              </table:table-cell>
              <table:table-cell office:value-type="string">
                <text:p>Power Ta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</table:table-cell>
              <table:table-cell office:value-type="float" office:value="5.28089293932">
                <text:p>5.28089293932</text:p>
              </table:table-cell>
              <table:table-cell office:value-type="float" office:value="-0.105095414147">
                <text:p>-0.1050954141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5.06527748096">
                <text:p>5.06527748096</text:p>
              </table:table-cell>
              <table:table-cell office:value-type="float" office:value="-0.182382010202">
                <text:p>-0.182382010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5.01044094652">
                <text:p>5.01044094652</text:p>
              </table:table-cell>
              <table:table-cell office:value-type="float" office:value="-0.189233474945">
                <text:p>-0.189233474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.95804718912">
                <text:p>4.95804718912</text:p>
              </table:table-cell>
              <table:table-cell office:value-type="float" office:value="-0.179799657364">
                <text:p>-0.179799657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.94884244278">
                <text:p>4.94884244278</text:p>
              </table:table-cell>
              <table:table-cell office:value-type="float" office:value="-0.174402510614">
                <text:p>-0.174402510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.94740087658">
                <text:p>4.94740087658</text:p>
              </table:table-cell>
              <table:table-cell office:value-type="float" office:value="-0.170359825876">
                <text:p>-0.1703598258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66b3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ef413d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915cm" svg:y="0.338cm" chart:style-name="ch2">
          <text:p>Power</text:p>
        </chart:title>
        <chart:legend svg:x="8.196cm" svg:y="3.068cm" style:legend-expansion="custom" chartooo:width="4.331cm" chartooo:height="1.095cm" style:legend-expansion-aspect-ratio="3.95525114155251" chart:style-name="ch3"/>
        <chart:plot-area chart:style-name="ch4" table:cell-range-address="Sheet1.I17:Sheet1.K23" chart:data-source-has-labels="row" svg:x="1.056cm" svg:y="0.878cm" svg:width="13.277cm" svg:height="8.395cm">
          <chartooo:coordinate-region svg:x="1.783cm" svg:y="1.039cm" svg:width="11.345cm" svg:height="7.666cm"/>
          <chart:axis chart:dimension="x" chart:name="primary-x" chart:style-name="ch5">
            <chart:title svg:x="6.671cm" svg:y="9.476cm" chart:style-name="ch6">
              <text:p>Cells number</text:p>
            </chart:title>
          </chart:axis>
          <chart:axis chart:dimension="y" chart:name="primary-y" chart:style-name="ch7">
            <chart:title svg:x="0.244cm" svg:y="6.654cm" chart:style-name="ch8">
              <text:p>Power (Pressure) [W]</text:p>
            </chart:title>
            <chart:grid chart:style-name="ch9" chart:class="major"/>
          </chart:axis>
          <chart:axis chart:dimension="y" chart:name="secondary-y" chart:style-name="ch10">
            <chart:title svg:x="14.637cm" svg:y="6.442cm" chart:style-name="ch8">
              <text:p>Power (Shear) [W]</text:p>
            </chart:title>
          </chart:axis>
          <chart:series chart:attached-axis="primary-y" chart:style-name="ch11" chart:values-cell-range-address="Sheet1.J18:Sheet1.J23" chart:label-cell-address="Sheet1.J17:Sheet1.J17" chart:class="chart:scatter">
            <chart:domain table:cell-range-address="Sheet1.I18:Sheet1.I23"/>
            <chart:data-point chart:repeated="6"/>
          </chart:series>
          <chart:series chart:attached-axis="secondary-y" chart:style-name="ch12" chart:values-cell-range-address="Sheet1.K18:Sheet1.K23" chart:label-cell-address="Sheet1.K17:Sheet1.K17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Power Pressure</text:p>
                <draw:g>
                  <svg:desc>Sheet1.J17:Sheet1.J17</svg:desc>
                </draw:g>
              </table:table-cell>
              <table:table-cell office:value-type="string">
                <text:p>Power Tau</text:p>
                <draw:g>
                  <svg:desc>Sheet1.K17:Sheet1.K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I18:Sheet1.I23</svg:desc>
                </draw:g>
              </table:table-cell>
              <table:table-cell office:value-type="float" office:value="4.81369272491">
                <text:p>4.81369272491</text:p>
                <draw:g>
                  <svg:desc>Sheet1.J18:Sheet1.J23</svg:desc>
                </draw:g>
              </table:table-cell>
              <table:table-cell office:value-type="float" office:value="-0.147529256071">
                <text:p>-0.147529256071</text:p>
                <draw:g>
                  <svg:desc>Sheet1.K18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5.11319541334">
                <text:p>5.11319541334</text:p>
              </table:table-cell>
              <table:table-cell office:value-type="float" office:value="-0.143212645838">
                <text:p>-0.143212645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5.10612829803">
                <text:p>5.10612829803</text:p>
              </table:table-cell>
              <table:table-cell office:value-type="float" office:value="-0.147665960927">
                <text:p>-0.147665960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5.12644739915">
                <text:p>5.12644739915</text:p>
              </table:table-cell>
              <table:table-cell office:value-type="float" office:value="-0.152407449475">
                <text:p>-0.152407449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5.174657866">
                <text:p>5.174657866</text:p>
              </table:table-cell>
              <table:table-cell office:value-type="float" office:value="-0.158060848435">
                <text:p>-0.158060848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5.23879140303">
                <text:p>5.23879140303</text:p>
              </table:table-cell>
              <table:table-cell office:value-type="float" office:value="-0.163132249636">
                <text:p>-0.1631322496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